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6cm"/>
    </style:style>
    <style:style style:name="co3" style:family="table-column">
      <style:table-column-properties fo:break-before="auto" style:column-width="3.0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a9" fo:border="none"/>
    </style:style>
    <style:style style:name="odfdo_auto_3" style:family="table-cell" style:parent-style-name="Default">
      <style:table-cell-properties fo:background-color="#0000d6" fo:border="none"/>
    </style:style>
    <style:style style:name="odfdo_auto_4" style:family="table-cell" style:parent-style-name="Default">
      <style:table-cell-properties fo:background-color="#0000ff" fo:border="none"/>
    </style:style>
    <style:style style:name="odfdo_auto_5" style:family="table-cell" style:parent-style-name="Default">
      <style:table-cell-properties fo:background-color="#001cff" fo:border="none"/>
    </style:style>
    <style:style style:name="odfdo_auto_6" style:family="table-cell" style:parent-style-name="Default">
      <style:table-cell-properties fo:background-color="#0044ff" fo:border="none"/>
    </style:style>
    <style:style style:name="odfdo_auto_7" style:family="table-cell" style:parent-style-name="Default">
      <style:table-cell-properties fo:background-color="#006cff" fo:border="none"/>
    </style:style>
    <style:style style:name="odfdo_auto_8" style:family="table-cell" style:parent-style-name="Default">
      <style:table-cell-properties fo:background-color="#0091ff" fo:border="none"/>
    </style:style>
    <style:style style:name="odfdo_auto_9" style:family="table-cell" style:parent-style-name="Default">
      <style:table-cell-properties fo:background-color="#00b9ff" fo:border="none"/>
    </style:style>
    <style:style style:name="odfdo_auto_10" style:family="table-cell" style:parent-style-name="Default">
      <style:table-cell-properties fo:background-color="#00e1fb" fo:border="none"/>
    </style:style>
    <style:style style:name="odfdo_auto_11" style:family="table-cell" style:parent-style-name="Default">
      <style:table-cell-properties fo:background-color="#1cffdb" fo:border="none"/>
    </style:style>
    <style:style style:name="odfdo_auto_12" style:family="table-cell" style:parent-style-name="Default">
      <style:table-cell-properties fo:background-color="#3cffbb" fo:border="none"/>
    </style:style>
    <style:style style:name="odfdo_auto_13" style:family="table-cell" style:parent-style-name="Default">
      <style:table-cell-properties fo:background-color="#5dff9a" fo:border="none"/>
    </style:style>
    <style:style style:name="odfdo_auto_14" style:family="table-cell" style:parent-style-name="Default">
      <style:table-cell-properties fo:background-color="#7dff7a" fo:border="none"/>
    </style:style>
    <style:style style:name="odfdo_auto_15" style:family="table-cell" style:parent-style-name="Default">
      <style:table-cell-properties fo:background-color="#9aff5d" fo:border="none"/>
    </style:style>
    <style:style style:name="odfdo_auto_16" style:family="table-cell" style:parent-style-name="Default">
      <style:table-cell-properties fo:background-color="#bbff3c" fo:border="none"/>
    </style:style>
    <style:style style:name="odfdo_auto_17" style:family="table-cell" style:parent-style-name="Default">
      <style:table-cell-properties fo:background-color="#dbff1c" fo:border="none"/>
    </style:style>
    <style:style style:name="odfdo_auto_18" style:family="table-cell" style:parent-style-name="Default">
      <style:table-cell-properties fo:background-color="#fbf100" fo:border="none"/>
    </style:style>
    <style:style style:name="odfdo_auto_19" style:family="table-cell" style:parent-style-name="Default">
      <style:table-cell-properties fo:background-color="#ffcc00" fo:border="none"/>
    </style:style>
    <style:style style:name="odfdo_auto_20" style:family="table-cell" style:parent-style-name="Default">
      <style:table-cell-properties fo:background-color="#ffa700" fo:border="none"/>
    </style:style>
    <style:style style:name="odfdo_auto_21" style:family="table-cell" style:parent-style-name="Default">
      <style:table-cell-properties fo:background-color="#ff8600" fo:border="none"/>
    </style:style>
    <style:style style:name="odfdo_auto_22" style:family="table-cell" style:parent-style-name="Default">
      <style:table-cell-properties fo:background-color="#ff6000" fo:border="none"/>
    </style:style>
    <style:style style:name="odfdo_auto_23" style:family="table-cell" style:parent-style-name="Default">
      <style:table-cell-properties fo:background-color="#ff3b00" fo:border="none"/>
    </style:style>
    <style:style style:name="odfdo_auto_24" style:family="table-cell" style:parent-style-name="Default">
      <style:table-cell-properties fo:background-color="#ff1600" fo:border="none"/>
    </style:style>
    <style:style style:name="odfdo_auto_25" style:family="table-cell" style:parent-style-name="Default">
      <style:table-cell-properties fo:background-color="#d60000" fo:border="none"/>
    </style:style>
    <style:style style:name="odfdo_auto_26" style:family="table-cell" style:parent-style-name="Default">
      <style:table-cell-properties fo:background-color="#a90000" fo:border="none"/>
    </style:style>
    <style:style style:name="odfdo_auto_27" style:family="table-cell" style:parent-style-name="Default">
      <style:table-cell-properties fo:background-color="#ffffff" fo:border="none"/>
    </style:style>
    <style:style style:name="odfdo_auto_44" style:family="table-cell" style:parent-style-name="Default">
      <style:table-cell-properties fo:border="none"/>
      <style:text-properties fo:color="#ff0000"/>
    </style:style>
    <style:style style:name="odfdo_auto_28" style:family="table-cell" style:parent-style-name="Default">
      <style:table-cell-properties fo:background-color="#230591" fo:border="none"/>
    </style:style>
    <style:style style:name="odfdo_auto_29" style:family="table-cell" style:parent-style-name="Default">
      <style:table-cell-properties fo:background-color="#360499" fo:border="none"/>
    </style:style>
    <style:style style:name="odfdo_auto_30" style:family="table-cell" style:parent-style-name="Default">
      <style:table-cell-properties fo:background-color="#4702a0" fo:border="none"/>
    </style:style>
    <style:style style:name="odfdo_auto_31" style:family="table-cell" style:parent-style-name="Default">
      <style:table-cell-properties fo:background-color="#5801a5" fo:border="none"/>
    </style:style>
    <style:style style:name="odfdo_auto_32" style:family="table-cell" style:parent-style-name="Default">
      <style:table-cell-properties fo:background-color="#6700a8" fo:border="none"/>
    </style:style>
    <style:style style:name="odfdo_auto_33" style:family="table-cell" style:parent-style-name="Default">
      <style:table-cell-properties fo:background-color="#7701a8" fo:border="none"/>
    </style:style>
    <style:style style:name="odfdo_auto_34" style:family="table-cell" style:parent-style-name="Default">
      <style:table-cell-properties fo:background-color="#8405a7" fo:border="none"/>
    </style:style>
    <style:style style:name="odfdo_auto_35" style:family="table-cell" style:parent-style-name="Default">
      <style:table-cell-properties fo:background-color="#920fa3" fo:border="none"/>
    </style:style>
    <style:style style:name="odfdo_auto_36" style:family="table-cell" style:parent-style-name="Default">
      <style:table-cell-properties fo:background-color="#a01a9c" fo:border="none"/>
    </style:style>
    <style:style style:name="odfdo_auto_37" style:family="table-cell" style:parent-style-name="Default">
      <style:table-cell-properties fo:background-color="#ac2594" fo:border="none"/>
    </style:style>
    <style:style style:name="odfdo_auto_38" style:family="table-cell" style:parent-style-name="Default">
      <style:table-cell-properties fo:background-color="#b8318a" fo:border="none"/>
    </style:style>
    <style:style style:name="odfdo_auto_39" style:family="table-cell" style:parent-style-name="Default">
      <style:table-cell-properties fo:background-color="#c23c81" fo:border="none"/>
    </style:style>
    <style:style style:name="odfdo_auto_40" style:family="table-cell" style:parent-style-name="Default">
      <style:table-cell-properties fo:background-color="#cc4778" fo:border="none"/>
    </style:style>
    <style:style style:name="odfdo_auto_41" style:family="table-cell" style:parent-style-name="Default">
      <style:table-cell-properties fo:background-color="#d45170" fo:border="none"/>
    </style:style>
    <style:style style:name="odfdo_auto_42" style:family="table-cell" style:parent-style-name="Default">
      <style:table-cell-properties fo:background-color="#dc5d67" fo:border="none"/>
    </style:style>
    <style:style style:name="odfdo_auto_43" style:family="table-cell" style:parent-style-name="Default">
      <style:table-cell-properties fo:background-color="#e4695e" fo:border="none"/>
    </style:style>
  </office:automatic-styles>
  <office:body>
    <office:spreadsheet>
      <table:table table:name="==" table:style-name="ta1">
        <table:table-column table:style-name="co1" table:default-cell-style-name="Default"/>
        <table:table-column table:style-name="co1" table:number-columns-repeated="15" table:default-cell-style-name="odfdo_auto_27"/>
        <table:table-column table:style-name="co1" table:default-cell-style-name="odfdo_auto_16"/>
        <table:table-column table:style-name="co1" table:number-columns-repeated="10" table:default-cell-style-name="odfdo_auto_27"/>
        <table:table-row table:style-name="ro1">
          <table:table-cell office:value-type="string" calcext:value-type="string">
            <text:p>==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</table:table>
      <table:table table:name="!=" table:style-name="ta1">
        <table:table-column table:style-name="co1" table:default-cell-style-name="Default"/>
        <table:table-column table:style-name="co1" table:number-columns-repeated="15" table:default-cell-style-name="odfdo_auto_27"/>
        <table:table-column table:style-name="co1" table:default-cell-style-name="odfdo_auto_16"/>
        <table:table-column table:style-name="co1" table:number-columns-repeated="10" table:default-cell-style-name="odfdo_auto_27"/>
        <table:table-row table:style-name="ro1">
          <table:table-cell office:value-type="string" calcext:value-type="string">
            <text:p>!=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table:number-columns-repeated="15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number-columns-repeated="1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0" office:value-type="string" calcext:value-type="string">
            <text:p>bool</text:p>
          </table:table-cell>
        </table:table-row>
      </table:table>
      <table:table table:name="&lt;" table:style-name="ta1">
        <table:table-column table:style-name="co1" table:default-cell-style-name="Default"/>
        <table:table-column table:style-name="co1" table:number-columns-repeated="2" table:default-cell-style-name="odfdo_auto_27"/>
        <table:table-column table:style-name="co1" table:number-columns-repeated="5" table:default-cell-style-name="odfdo_auto_44"/>
        <table:table-column table:style-name="co1" table:number-columns-repeated="6" table:default-cell-style-name="odfdo_auto_27"/>
        <table:table-column table:style-name="co1" table:default-cell-style-name="odfdo_auto_44"/>
        <table:table-column table:style-name="co1" table:default-cell-style-name="odfdo_auto_27"/>
        <table:table-column table:style-name="co1" table:default-cell-style-name="odfdo_auto_16"/>
        <table:table-column table:style-name="co1" table:number-columns-repeated="4" table:default-cell-style-name="odfdo_auto_27"/>
        <table:table-column table:style-name="co1" table:number-columns-repeated="2" table:default-cell-style-name="odfdo_auto_44"/>
        <table:table-column table:style-name="co1" table:number-columns-repeated="2" table:default-cell-style-name="odfdo_auto_27"/>
        <table:table-column table:style-name="co1" table:number-columns-repeated="2" table:default-cell-style-name="odfdo_auto_44"/>
        <table:table-row table:style-name="ro1">
          <table:table-cell office:value-type="string" calcext:value-type="string">
            <text:p>&lt;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</table:table>
      <table:table table:name="&gt;" table:style-name="ta1">
        <table:table-column table:style-name="co1" table:default-cell-style-name="Default"/>
        <table:table-column table:style-name="co1" table:number-columns-repeated="2" table:default-cell-style-name="odfdo_auto_27"/>
        <table:table-column table:style-name="co1" table:number-columns-repeated="5" table:default-cell-style-name="odfdo_auto_44"/>
        <table:table-column table:style-name="co1" table:number-columns-repeated="6" table:default-cell-style-name="odfdo_auto_27"/>
        <table:table-column table:style-name="co1" table:default-cell-style-name="odfdo_auto_44"/>
        <table:table-column table:style-name="co1" table:default-cell-style-name="odfdo_auto_27"/>
        <table:table-column table:style-name="co1" table:default-cell-style-name="odfdo_auto_16"/>
        <table:table-column table:style-name="co1" table:number-columns-repeated="4" table:default-cell-style-name="odfdo_auto_27"/>
        <table:table-column table:style-name="co1" table:number-columns-repeated="2" table:default-cell-style-name="odfdo_auto_44"/>
        <table:table-column table:style-name="co1" table:number-columns-repeated="2" table:default-cell-style-name="odfdo_auto_27"/>
        <table:table-column table:style-name="co1" table:number-columns-repeated="2" table:default-cell-style-name="odfdo_auto_44"/>
        <table:table-row table:style-name="ro1">
          <table:table-cell office:value-type="string" calcext:value-type="string">
            <text:p>&gt;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</table:table>
      <table:table table:name="&lt;=" table:style-name="ta1">
        <table:table-column table:style-name="co1" table:default-cell-style-name="Default"/>
        <table:table-column table:style-name="co1" table:number-columns-repeated="2" table:default-cell-style-name="odfdo_auto_27"/>
        <table:table-column table:style-name="co1" table:number-columns-repeated="5" table:default-cell-style-name="odfdo_auto_44"/>
        <table:table-column table:style-name="co1" table:number-columns-repeated="6" table:default-cell-style-name="odfdo_auto_27"/>
        <table:table-column table:style-name="co1" table:default-cell-style-name="odfdo_auto_44"/>
        <table:table-column table:style-name="co1" table:default-cell-style-name="odfdo_auto_27"/>
        <table:table-column table:style-name="co1" table:default-cell-style-name="odfdo_auto_16"/>
        <table:table-column table:style-name="co1" table:number-columns-repeated="4" table:default-cell-style-name="odfdo_auto_27"/>
        <table:table-column table:style-name="co1" table:number-columns-repeated="2" table:default-cell-style-name="odfdo_auto_44"/>
        <table:table-column table:style-name="co1" table:number-columns-repeated="2" table:default-cell-style-name="odfdo_auto_27"/>
        <table:table-column table:style-name="co1" table:number-columns-repeated="2" table:default-cell-style-name="odfdo_auto_44"/>
        <table:table-row table:style-name="ro1">
          <table:table-cell office:value-type="string" calcext:value-type="string">
            <text:p>&lt;=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</table:table>
      <table:table table:name="&gt;=" table:style-name="ta1">
        <table:table-column table:style-name="co1" table:default-cell-style-name="Default"/>
        <table:table-column table:style-name="co1" table:number-columns-repeated="2" table:default-cell-style-name="odfdo_auto_27"/>
        <table:table-column table:style-name="co1" table:number-columns-repeated="5" table:default-cell-style-name="odfdo_auto_44"/>
        <table:table-column table:style-name="co1" table:number-columns-repeated="6" table:default-cell-style-name="odfdo_auto_27"/>
        <table:table-column table:style-name="co1" table:default-cell-style-name="odfdo_auto_44"/>
        <table:table-column table:style-name="co1" table:default-cell-style-name="odfdo_auto_27"/>
        <table:table-column table:style-name="co1" table:default-cell-style-name="odfdo_auto_16"/>
        <table:table-column table:style-name="co1" table:number-columns-repeated="4" table:default-cell-style-name="odfdo_auto_27"/>
        <table:table-column table:style-name="co1" table:number-columns-repeated="2" table:default-cell-style-name="odfdo_auto_44"/>
        <table:table-column table:style-name="co1" table:number-columns-repeated="2" table:default-cell-style-name="odfdo_auto_27"/>
        <table:table-column table:style-name="co1" table:number-columns-repeated="2" table:default-cell-style-name="odfdo_auto_44"/>
        <table:table-row table:style-name="ro1">
          <table:table-cell office:value-type="string" calcext:value-type="string">
            <text:p>&gt;=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bool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</table:table-row>
      </table:table>
      <table:table table:name="+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default-cell-style-name="odfdo_auto_2"/>
        <table:table-column table:style-name="co1" table:default-cell-style-name="odfdo_auto_3"/>
        <table:table-column table:style-name="co1" table:number-columns-repeated="2" table:default-cell-style-name="odfdo_auto_44"/>
        <table:table-column table:style-name="co1" table:default-cell-style-name="odfdo_auto_6"/>
        <table:table-column table:style-name="co1" table:default-cell-style-name="odfdo_auto_7"/>
        <table:table-column table:style-name="co1" table:default-cell-style-name="odfdo_auto_8"/>
        <table:table-column table:style-name="co1" table:default-cell-style-name="odfdo_auto_9"/>
        <table:table-column table:style-name="co1" table:default-cell-style-name="odfdo_auto_10"/>
        <table:table-column table:style-name="co1" table:default-cell-style-name="odfdo_auto_11"/>
        <table:table-column table:style-name="co1" table:default-cell-style-name="odfdo_auto_12"/>
        <table:table-column table:style-name="co1" table:default-cell-style-name="odfdo_auto_13"/>
        <table:table-column table:style-name="co1" table:default-cell-style-name="odfdo_auto_44"/>
        <table:table-column table:style-name="co1" table:default-cell-style-name="odfdo_auto_15"/>
        <table:table-column table:style-name="co1" table:default-cell-style-name="odfdo_auto_16"/>
        <table:table-column table:style-name="co1" table:default-cell-style-name="odfdo_auto_29"/>
        <table:table-column table:style-name="co1" table:default-cell-style-name="odfdo_auto_18"/>
        <table:table-column table:style-name="co1" table:default-cell-style-name="odfdo_auto_19"/>
        <table:table-column table:style-name="co1" table:default-cell-style-name="odfdo_auto_20"/>
        <table:table-column table:style-name="co1" table:number-columns-repeated="2" table:default-cell-style-name="odfdo_auto_44"/>
        <table:table-column table:style-name="co1" table:default-cell-style-name="odfdo_auto_23"/>
        <table:table-column table:style-name="co2" table:default-cell-style-name="odfdo_auto_24"/>
        <table:table-column table:style-name="co1" table:number-columns-repeated="2" table:default-cell-style-name="odfdo_auto_44"/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2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Frac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" office:value-type="string" calcext:value-type="string">
            <text:p>float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4" office:value-type="string" calcext:value-type="string">
            <text:p>Fraction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44"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32" office:value-type="string" calcext:value-type="string">
            <text:p>mpq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5" office:value-type="string" calcext:value-type="string">
            <text:p>mpz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mpq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7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7" office:value-type="string" calcext:value-type="string">
            <text:p>mpc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4" table:style-name="odfdo_auto_7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0" office:value-type="string" calcext:value-type="string">
            <text:p>clongdouble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10" office:value-type="string" calcext:value-type="string">
            <text:p>complex64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int32</text:p>
          </table:table-cell>
          <table:table-cell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4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34" office:value-type="string" calcext:value-type="string">
            <text:p>Polynomial_zmod_flint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5" office:value-type="string" calcext:value-type="string">
            <text:p>Polynomial_rational_flint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2" table:style-name="odfdo_auto_2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table:style-name="odfdo_auto_29" office:value-type="string" calcext:value-type="string">
            <text:p>PolynomialRing_field_with_category.element_class</text:p>
          </table:table-cell>
          <table:table-cell table:number-columns-repeated="3" table:style-name="odfdo_auto_17" office:value-type="string" calcext:value-type="string">
            <text:p>Polynomial_integer_dense_flint</text:p>
          </table:table-cell>
          <table:table-cell table:style-name="odfdo_auto_34" office:value-type="string" calcext:value-type="string">
            <text:p>Polynomial_zmod_flint</text:p>
          </table:table-cell>
          <table:table-cell table:style-name="odfdo_auto_35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37" office:value-type="string" calcext:value-type="string">
            <text:p>Polynomial_generic_dense</text:p>
          </table:table-cell>
          <table:table-cell table:style-name="odfdo_auto_38" office:value-type="string" calcext:value-type="string">
            <text:p>PolynomialRealDense</text:p>
          </table:table-cell>
          <table:table-cell table:number-columns-repeated="5" table:style-name="odfdo_auto_29" office:value-type="string" calcext:value-type="string">
            <text:p>PolynomialRing_field_with_category.element_class</text:p>
          </table:table-cell>
          <table:table-cell table:style-name="odfdo_auto_39" office:value-type="string" calcext:value-type="string">
            <text:p>Polynomial_complex_arb</text:p>
          </table:table-cell>
          <table:table-cell table:style-name="odfdo_auto_29" office:value-type="string" calcext:value-type="string">
            <text:p>PolynomialRing_field_with_category.element_class</text:p>
          </table:table-cell>
        </table:table-row>
        <table:table-row table:style-name="ro1">
          <table:table-cell table:number-columns-repeated="2" table:style-name="odfdo_auto_18" office:value-type="string" calcext:value-type="string">
            <text:p>OrderElement_quadrat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8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Expression</text:p>
          </table:table-cell>
          <table:table-cell table:style-name="odfdo_auto_37" office:value-type="string" calcext:value-type="string">
            <text:p>Polynomial_generic_dense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PolynomialRealDense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RealNumbe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1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2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2" table:style-name="odfdo_auto_22" office:value-type="string" calcext:value-type="string">
            <text:p>RealIntervalFieldElement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23" office:value-type="string" calcext:value-type="string">
            <text:p>ComplexNumbe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odfdo_auto_23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24" office:value-type="string" calcext:value-type="string">
            <text:p>ComplexDoubleElemen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6"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style-name="odfdo_auto_39" office:value-type="string" calcext:value-type="string">
            <text:p>Polynomial_complex_arb</text:p>
          </table:table-cell>
          <table:table-cell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</table:table>
      <table:table table:name="-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odfdo_auto_2"/>
        <table:table-column table:style-name="co1" table:default-cell-style-name="odfdo_auto_3"/>
        <table:table-column table:style-name="co1" table:number-columns-repeated="2" table:default-cell-style-name="odfdo_auto_44"/>
        <table:table-column table:style-name="co1" table:default-cell-style-name="odfdo_auto_6"/>
        <table:table-column table:style-name="co1" table:default-cell-style-name="odfdo_auto_7"/>
        <table:table-column table:style-name="co1" table:default-cell-style-name="odfdo_auto_8"/>
        <table:table-column table:style-name="co1" table:default-cell-style-name="odfdo_auto_9"/>
        <table:table-column table:style-name="co1" table:default-cell-style-name="odfdo_auto_10"/>
        <table:table-column table:style-name="co1" table:default-cell-style-name="odfdo_auto_11"/>
        <table:table-column table:style-name="co1" table:default-cell-style-name="odfdo_auto_12"/>
        <table:table-column table:style-name="co1" table:default-cell-style-name="odfdo_auto_13"/>
        <table:table-column table:style-name="co1" table:default-cell-style-name="odfdo_auto_44"/>
        <table:table-column table:style-name="co1" table:default-cell-style-name="odfdo_auto_15"/>
        <table:table-column table:style-name="co1" table:default-cell-style-name="odfdo_auto_16"/>
        <table:table-column table:style-name="co1" table:default-cell-style-name="odfdo_auto_29"/>
        <table:table-column table:style-name="co1" table:default-cell-style-name="odfdo_auto_18"/>
        <table:table-column table:style-name="co1" table:default-cell-style-name="odfdo_auto_19"/>
        <table:table-column table:style-name="co1" table:default-cell-style-name="odfdo_auto_20"/>
        <table:table-column table:style-name="co1" table:number-columns-repeated="2" table:default-cell-style-name="odfdo_auto_44"/>
        <table:table-column table:style-name="co1" table:default-cell-style-name="odfdo_auto_23"/>
        <table:table-column table:style-name="co1" table:default-cell-style-name="odfdo_auto_24"/>
        <table:table-column table:style-name="co1" table:number-columns-repeated="2" table:default-cell-style-name="odfdo_auto_44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2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Frac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" office:value-type="string" calcext:value-type="string">
            <text:p>float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4" office:value-type="string" calcext:value-type="string">
            <text:p>Fraction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32" office:value-type="string" calcext:value-type="string">
            <text:p>mpq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5" office:value-type="string" calcext:value-type="string">
            <text:p>mpz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mpq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7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7" office:value-type="string" calcext:value-type="string">
            <text:p>mpc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4" table:style-name="odfdo_auto_7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0" office:value-type="string" calcext:value-type="string">
            <text:p>clongdouble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10" office:value-type="string" calcext:value-type="string">
            <text:p>complex64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int32</text:p>
          </table:table-cell>
          <table:table-cell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4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34" office:value-type="string" calcext:value-type="string">
            <text:p>Polynomial_zmod_flint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5" office:value-type="string" calcext:value-type="string">
            <text:p>Polynomial_rational_flint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2" table:style-name="odfdo_auto_2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3" table:style-name="odfdo_auto_29" office:value-type="string" calcext:value-type="string">
            <text:p>PolynomialRing_field_with_category.element_class</text:p>
          </table:table-cell>
          <table:table-cell table:number-columns-repeated="3" table:style-name="odfdo_auto_17" office:value-type="string" calcext:value-type="string">
            <text:p>Polynomial_integer_dense_flint</text:p>
          </table:table-cell>
          <table:table-cell table:style-name="odfdo_auto_34" office:value-type="string" calcext:value-type="string">
            <text:p>Polynomial_zmod_flint</text:p>
          </table:table-cell>
          <table:table-cell table:style-name="odfdo_auto_35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37" office:value-type="string" calcext:value-type="string">
            <text:p>Polynomial_generic_dense</text:p>
          </table:table-cell>
          <table:table-cell table:style-name="odfdo_auto_38" office:value-type="string" calcext:value-type="string">
            <text:p>PolynomialRealDense</text:p>
          </table:table-cell>
          <table:table-cell table:number-columns-repeated="5" table:style-name="odfdo_auto_29" office:value-type="string" calcext:value-type="string">
            <text:p>PolynomialRing_field_with_category.element_class</text:p>
          </table:table-cell>
          <table:table-cell table:style-name="odfdo_auto_39" office:value-type="string" calcext:value-type="string">
            <text:p>Polynomial_complex_arb</text:p>
          </table:table-cell>
          <table:table-cell table:style-name="odfdo_auto_29" office:value-type="string" calcext:value-type="string">
            <text:p>PolynomialRing_field_with_category.element_class</text:p>
          </table:table-cell>
        </table:table-row>
        <table:table-row table:style-name="ro1">
          <table:table-cell table:number-columns-repeated="2" table:style-name="odfdo_auto_18" office:value-type="string" calcext:value-type="string">
            <text:p>OrderElement_quadrat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8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Expression</text:p>
          </table:table-cell>
          <table:table-cell table:style-name="odfdo_auto_37" office:value-type="string" calcext:value-type="string">
            <text:p>Polynomial_generic_dense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PolynomialRealDense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RealNumbe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1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2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2" table:style-name="odfdo_auto_22" office:value-type="string" calcext:value-type="string">
            <text:p>RealIntervalFieldElement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23" office:value-type="string" calcext:value-type="string">
            <text:p>ComplexNumbe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odfdo_auto_23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24" office:value-type="string" calcext:value-type="string">
            <text:p>ComplexDoubleElemen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6"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style-name="odfdo_auto_39" office:value-type="string" calcext:value-type="string">
            <text:p>Polynomial_complex_arb</text:p>
          </table:table-cell>
          <table:table-cell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</table:table>
      <table:table table:name="mul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odfdo_auto_2"/>
        <table:table-column table:style-name="co1" table:default-cell-style-name="odfdo_auto_3"/>
        <table:table-column table:style-name="co1" table:default-cell-style-name="odfdo_auto_44"/>
        <table:table-column table:style-name="co1" table:default-cell-style-name="odfdo_auto_5"/>
        <table:table-column table:style-name="co1" table:default-cell-style-name="odfdo_auto_6"/>
        <table:table-column table:style-name="co1" table:default-cell-style-name="odfdo_auto_7"/>
        <table:table-column table:style-name="co1" table:default-cell-style-name="odfdo_auto_8"/>
        <table:table-column table:style-name="co1" table:default-cell-style-name="odfdo_auto_9"/>
        <table:table-column table:style-name="co1" table:default-cell-style-name="odfdo_auto_10"/>
        <table:table-column table:style-name="co1" table:default-cell-style-name="odfdo_auto_11"/>
        <table:table-column table:style-name="co1" table:default-cell-style-name="odfdo_auto_12"/>
        <table:table-column table:style-name="co1" table:default-cell-style-name="odfdo_auto_13"/>
        <table:table-column table:style-name="co1" table:default-cell-style-name="odfdo_auto_44"/>
        <table:table-column table:style-name="co1" table:default-cell-style-name="odfdo_auto_15"/>
        <table:table-column table:style-name="co1" table:default-cell-style-name="odfdo_auto_16"/>
        <table:table-column table:style-name="co1" table:default-cell-style-name="odfdo_auto_29"/>
        <table:table-column table:style-name="co1" table:default-cell-style-name="odfdo_auto_18"/>
        <table:table-column table:style-name="co1" table:default-cell-style-name="odfdo_auto_19"/>
        <table:table-column table:style-name="co1" table:default-cell-style-name="odfdo_auto_20"/>
        <table:table-column table:style-name="co1" table:number-columns-repeated="2" table:default-cell-style-name="odfdo_auto_44"/>
        <table:table-column table:style-name="co1" table:default-cell-style-name="odfdo_auto_23"/>
        <table:table-column table:style-name="co1" table:default-cell-style-name="odfdo_auto_24"/>
        <table:table-column table:style-name="co1" table:number-columns-repeated="2" table:default-cell-style-name="odfdo_auto_44"/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2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Frac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" office:value-type="string" calcext:value-type="string">
            <text:p>float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4" office:value-type="string" calcext:value-type="string">
            <text:p>Fraction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5" office:value-type="string" calcext:value-type="string">
            <text:p>mpz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44" office:value-type="string" calcext:value-type="string">
            <text:p>RuntimeError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7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7" office:value-type="string" calcext:value-type="string">
            <text:p>mpc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4" table:style-name="odfdo_auto_7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44" office:value-type="string" calcext:value-type="string">
            <text:p>RuntimeError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0" office:value-type="string" calcext:value-type="string">
            <text:p>clongdouble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10" office:value-type="string" calcext:value-type="string">
            <text:p>complex64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int32</text:p>
          </table:table-cell>
          <table:table-cell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" office:value-type="string" calcext:value-type="string">
            <text:p>IntegerMod_int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4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34" office:value-type="string" calcext:value-type="string">
            <text:p>Polynomial_zmod_flint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5" office:value-type="string" calcext:value-type="string">
            <text:p>Polynomial_rational_flint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2" table:style-name="odfdo_auto_29" office:value-type="string" calcext:value-type="string">
            <text:p>PolynomialRing_field_with_category.element_class</text:p>
          </table:table-cell>
          <table:table-cell office:value-type="string" calcext:value-type="string">
            <text:p>Typ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number-columns-repeated="2" table:style-name="odfdo_auto_44" office:value-type="string" calcext:value-type="string">
            <text:p>RuntimeError</text:p>
          </table:table-cell>
          <table:table-cell table:number-columns-repeated="3" table:style-name="odfdo_auto_29" office:value-type="string" calcext:value-type="string">
            <text:p>PolynomialRing_field_with_category.element_class</text:p>
          </table:table-cell>
          <table:table-cell table:number-columns-repeated="3" table:style-name="odfdo_auto_17" office:value-type="string" calcext:value-type="string">
            <text:p>Polynomial_integer_dense_flint</text:p>
          </table:table-cell>
          <table:table-cell table:style-name="odfdo_auto_34" office:value-type="string" calcext:value-type="string">
            <text:p>Polynomial_zmod_flint</text:p>
          </table:table-cell>
          <table:table-cell table:style-name="odfdo_auto_35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37" office:value-type="string" calcext:value-type="string">
            <text:p>Polynomial_generic_dense</text:p>
          </table:table-cell>
          <table:table-cell table:style-name="odfdo_auto_38" office:value-type="string" calcext:value-type="string">
            <text:p>PolynomialRealDense</text:p>
          </table:table-cell>
          <table:table-cell table:number-columns-repeated="5" table:style-name="odfdo_auto_29" office:value-type="string" calcext:value-type="string">
            <text:p>PolynomialRing_field_with_category.element_class</text:p>
          </table:table-cell>
          <table:table-cell table:style-name="odfdo_auto_39" office:value-type="string" calcext:value-type="string">
            <text:p>Polynomial_complex_arb</text:p>
          </table:table-cell>
          <table:table-cell table:style-name="odfdo_auto_29" office:value-type="string" calcext:value-type="string">
            <text:p>PolynomialRing_field_with_category.element_class</text:p>
          </table:table-cell>
        </table:table-row>
        <table:table-row table:style-name="ro1">
          <table:table-cell table:number-columns-repeated="2" table:style-name="odfdo_auto_18" office:value-type="string" calcext:value-type="string">
            <text:p>OrderElement_quadrat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OrderElement_quadratic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8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Expression</text:p>
          </table:table-cell>
          <table:table-cell table:style-name="odfdo_auto_37" office:value-type="string" calcext:value-type="string">
            <text:p>Polynomial_generic_dense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PolynomialRealDense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RealNumbe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20" office:value-type="string" calcext:value-type="string">
            <text:p>RealDoubleElement_gsl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1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2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2" table:style-name="odfdo_auto_22" office:value-type="string" calcext:value-type="string">
            <text:p>RealIntervalFieldElement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23" office:value-type="string" calcext:value-type="string">
            <text:p>ComplexNumber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odfdo_auto_23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24" office:value-type="string" calcext:value-type="string">
            <text:p>ComplexDoubleElemen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6"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3"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style-name="odfdo_auto_39" office:value-type="string" calcext:value-type="string">
            <text:p>Polynomial_complex_arb</text:p>
          </table:table-cell>
          <table:table-cell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</table:table>
      <table:table table:name="truediv" table:style-name="ta1">
        <table:table-column table:style-name="co1" table:default-cell-style-name="Default"/>
        <table:table-column table:style-name="co1" table:number-columns-repeated="2" table:default-cell-style-name="odfdo_auto_2"/>
        <table:table-column table:style-name="co1" table:default-cell-style-name="odfdo_auto_3"/>
        <table:table-column table:style-name="co1" table:default-cell-style-name="odfdo_auto_44"/>
        <table:table-column table:style-name="co1" table:number-columns-repeated="2" table:default-cell-style-name="odfdo_auto_6"/>
        <table:table-column table:style-name="co1" table:default-cell-style-name="odfdo_auto_7"/>
        <table:table-column table:style-name="co1" table:default-cell-style-name="odfdo_auto_8"/>
        <table:table-column table:style-name="co1" table:default-cell-style-name="odfdo_auto_9"/>
        <table:table-column table:style-name="co1" table:default-cell-style-name="odfdo_auto_10"/>
        <table:table-column table:style-name="co1" table:number-columns-repeated="2" table:default-cell-style-name="odfdo_auto_28"/>
        <table:table-column table:style-name="co1" table:default-cell-style-name="odfdo_auto_15"/>
        <table:table-column table:style-name="co1" table:default-cell-style-name="odfdo_auto_44"/>
        <table:table-column table:style-name="co1" table:default-cell-style-name="odfdo_auto_15"/>
        <table:table-column table:style-name="co1" table:default-cell-style-name="odfdo_auto_16"/>
        <table:table-column table:style-name="co3" table:default-cell-style-name="odfdo_auto_44"/>
        <table:table-column table:style-name="co1" table:default-cell-style-name="odfdo_auto_36"/>
        <table:table-column table:style-name="co1" table:default-cell-style-name="odfdo_auto_19"/>
        <table:table-column table:style-name="co1" table:default-cell-style-name="odfdo_auto_20"/>
        <table:table-column table:style-name="co1" table:number-columns-repeated="2" table:default-cell-style-name="odfdo_auto_44"/>
        <table:table-column table:style-name="co1" table:default-cell-style-name="odfdo_auto_23"/>
        <table:table-column table:style-name="co1" table:default-cell-style-name="odfdo_auto_24"/>
        <table:table-column table:style-name="co1" table:number-columns-repeated="2" table:default-cell-style-name="odfdo_auto_44"/>
        <table:table-row table:style-name="ro1">
          <table:table-cell office:value-type="string" calcext:value-type="string">
            <text:p>/</text:p>
          </table:table-cell>
          <table:table-cell table:style-name="ce1"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office:value-type="string" calcext:value-type="string">
            <text:p>float64</text:p>
          </table:table-cell>
          <table:table-cell office:value-type="string" calcext:value-type="string">
            <text:p>Rational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40" office:value-type="string" calcext:value-type="string">
            <text:p>FractionFieldElement</text:p>
          </table:table-cell>
          <table:table-cell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Frac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" office:value-type="string" calcext:value-type="string">
            <text:p>float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4" office:value-type="string" calcext:value-type="string">
            <text:p>Fraction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32" office:value-type="string" calcext:value-type="string">
            <text:p>mpq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mpq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7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7" office:value-type="string" calcext:value-type="string">
            <text:p>mpc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4" table:style-name="odfdo_auto_7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0" office:value-type="string" calcext:value-type="string">
            <text:p>clongdouble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10" office:value-type="string" calcext:value-type="string">
            <text:p>complex64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float64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40" office:value-type="string" calcext:value-type="string">
            <text:p>FractionFieldElement</text:p>
          </table:table-cell>
          <table:table-cell office:value-type="string" calcext:value-type="string">
            <text:p>NumberFieldElement_quadratic_sqr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4" office:value-type="string" calcext:value-type="string">
            <text:p>Fraction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office:value-type="string" calcext:value-type="string">
            <text:p>float64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40" office:value-type="string" calcext:value-type="string">
            <text:p>FractionFieldElement</text:p>
          </table:table-cell>
          <table:table-cell office:value-type="string" calcext:value-type="string">
            <text:p>NumberFieldElement_quadratic_sqr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Rational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40" office:value-type="string" calcext:value-type="string">
            <text:p>FractionFieldElement</text:p>
          </table:table-cell>
          <table:table-cell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4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41" office:value-type="string" calcext:value-type="string">
            <text:p>FpTElement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42" office:value-type="string" calcext:value-type="string">
            <text:p>FractionFieldElement_1poly_field</text:p>
          </table:table-cell>
          <table:table-cell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number-columns-repeated="6" table:style-name="odfdo_auto_1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style-name="odfdo_auto_35" office:value-type="string" calcext:value-type="string">
            <text:p>Polynomial_rational_fl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3" table:style-name="odfdo_auto_35" office:value-type="string" calcext:value-type="string">
            <text:p>Polynomial_rational_flint</text:p>
          </table:table-cell>
          <table:table-cell table:style-name="odfdo_auto_34" office:value-type="string" calcext:value-type="string">
            <text:p>Polynomial_zmod_flint</text:p>
          </table:table-cell>
          <table:table-cell table:style-name="odfdo_auto_35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0" office:value-type="string" calcext:value-type="string">
            <text:p>FractionFieldElement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style-name="odfdo_auto_38" office:value-type="string" calcext:value-type="string">
            <text:p>PolynomialRealDense</text:p>
          </table:table-cell>
          <table:table-cell table:number-columns-repeated="5" table:style-name="odfdo_auto_29" office:value-type="string" calcext:value-type="string">
            <text:p>PolynomialRing_field_with_category.element_class</text:p>
          </table:table-cell>
          <table:table-cell table:style-name="odfdo_auto_39" office:value-type="string" calcext:value-type="string">
            <text:p>Polynomial_complex_arb</text:p>
          </table:table-cell>
          <table:table-cell table:style-name="odfdo_auto_29" office:value-type="string" calcext:value-type="string">
            <text:p>PolynomialRing_field_with_category.element_class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Runtim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Expression</text:p>
          </table:table-cell>
          <table:table-cell table:style-name="odfdo_auto_40" office:value-type="string" calcext:value-type="string">
            <text:p>FractionFieldElement</text:p>
          </table:table-cell>
          <table:table-cell office:value-type="string" calcext:value-type="string">
            <text:p>NumberFieldElement_quadratic_sqr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style-name="odfdo_auto_42" office:value-type="string" calcext:value-type="string">
            <text:p>FractionFieldElement_1poly_field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RealNumbe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office:value-type="string" calcext:value-type="string">
            <text:p>Expression</text:p>
          </table:table-cell>
          <table:table-cell table:style-name="odfdo_auto_42" office:value-type="string" calcext:value-type="string">
            <text:p>FractionFieldElement_1poly_field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3" table:style-name="odfdo_auto_21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table:style-name="odfdo_auto_42" office:value-type="string" calcext:value-type="string">
            <text:p>FractionFieldElement_1poly_field</text:p>
          </table:table-cell>
          <table:table-cell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3" table:style-name="odfdo_auto_22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table:style-name="odfdo_auto_42" office:value-type="string" calcext:value-type="string">
            <text:p>FractionFieldElement_1poly_field</text:p>
          </table:table-cell>
          <table:table-cell table:number-columns-repeated="2" table:style-name="odfdo_auto_22" office:value-type="string" calcext:value-type="string">
            <text:p>RealIntervalFieldElement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23" office:value-type="string" calcext:value-type="string">
            <text:p>ComplexNumbe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odfdo_auto_23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style-name="odfdo_auto_42" office:value-type="string" calcext:value-type="string">
            <text:p>FractionFieldElement_1poly_field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24" office:value-type="string" calcext:value-type="string">
            <text:p>ComplexDoubleElemen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6"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style-name="odfdo_auto_42" office:value-type="string" calcext:value-type="string">
            <text:p>FractionFieldElement_1poly_field</text:p>
          </table:table-cell>
          <table:table-cell table:number-columns-repeated="3"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3"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style-name="odfdo_auto_42" office:value-type="string" calcext:value-type="string">
            <text:p>FractionFieldElement_1poly_field</text:p>
          </table:table-cell>
          <table:table-cell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6" table:style-name="odfdo_auto_44" office:value-type="string" calcext:value-type="string">
            <text:p>TypeError</text:p>
          </table:table-cell>
          <table:table-cell table:number-columns-repeated="3"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Expression</text:p>
          </table:table-cell>
          <table:table-cell table:style-name="odfdo_auto_42" office:value-type="string" calcext:value-type="string">
            <text:p>FractionFieldElement_1poly_field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</table:table>
      <table:table table:name="floordiv" table:style-name="ta1">
        <table:table-column table:style-name="co1" table:default-cell-style-name="Default"/>
        <table:table-column table:style-name="co1" table:number-columns-repeated="26" table:default-cell-style-name="odfdo_auto_44"/>
        <table:table-row table:style-name="ro1">
          <table:table-cell office:value-type="string" calcext:value-type="string">
            <text:p>//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ce1" office:value-type="string" calcext:value-type="string">
            <text:p>int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3"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2"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ce1" office:value-type="string" calcext:value-type="string">
            <text:p>int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" office:value-type="string" calcext:value-type="string">
            <text:p>int</text:p>
          </table:table-cell>
          <table:table-cell table:number-columns-repeated="1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odfdo_auto_5" office:value-type="string" calcext:value-type="string">
            <text:p>mpz</text:p>
          </table:table-cell>
          <table:table-cell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3"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ce1" office:value-type="string" calcext:value-type="string">
            <text:p>int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6" office:value-type="string" calcext:value-type="string">
            <text:p>NumberFieldElement_quadratic_sqr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ce1" office:value-type="string" calcext:value-type="string">
            <text:p>int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28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6" office:value-type="string" calcext:value-type="string">
            <text:p>NumberFieldElement_quadratic_sqr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4" table:style-name="odfdo_auto_14" office:value-type="string" calcext:value-type="string">
            <text:p>IntegerMod_i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4" office:value-type="string" calcext:value-type="string">
            <text:p>Polynomial_zmod_flint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Polynomial_rational_flint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4"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style-name="odfdo_auto_36" office:value-type="string" calcext:value-type="string">
            <text:p>NumberFieldElement_quadratic_sqrt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Polynomial_generic_dense</text:p>
          </table:table-cell>
          <table:table-cell table:style-name="odfdo_auto_36" office:value-type="string" calcext:value-type="string">
            <text:p>NumberFieldElement_quadratic_sqrt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38" office:value-type="string" calcext:value-type="string">
            <text:p>PolynomialRealDense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odfdo_auto_20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3"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table:number-columns-repeated="16"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table:number-columns-repeated="16"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8"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23" office:value-type="string" calcext:value-type="string">
            <text:p>ComplexNumbe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2" table:style-name="odfdo_auto_23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24" office:value-type="string" calcext:value-type="string">
            <text:p>ComplexDoubleElement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3"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16" office:value-type="string" calcext:value-type="string">
            <text:p>TypeError</text:p>
          </table:table-cell>
          <table:table-cell table:style-name="odfdo_auto_39" office:value-type="string" calcext:value-type="string">
            <text:p>Polynomial_complex_arb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6" office:value-type="string" calcext:value-type="string">
            <text:p>ComplexIntervalFieldElement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3"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</table:table>
      <table:table table:name="mod" table:style-name="ta1">
        <table:table-column table:style-name="co1" table:default-cell-style-name="Default"/>
        <table:table-column table:style-name="co1" table:number-columns-repeated="26" table:default-cell-style-name="odfdo_auto_44"/>
        <table:table-row table:style-name="ro1">
          <table:table-cell office:value-type="string" calcext:value-type="string">
            <text:p>mo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Fract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32" office:value-type="string" calcext:value-type="string">
            <text:p>mpq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" office:value-type="string" calcext:value-type="string">
            <text:p>Fraction</text:p>
          </table:table-cell>
          <table:table-cell table:number-columns-repeated="4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mpq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odfdo_auto_5" office:value-type="string" calcext:value-type="string">
            <text:p>mpz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mpq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3" office:value-type="string" calcext:value-type="string">
            <text:p>Integer</text:p>
          </table:table-cell>
          <table:table-cell office:value-type="string" calcext:value-type="string">
            <text:p>Arithmetic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rithmetic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office:value-type="string" calcext:value-type="string">
            <text:p>ArithmeticErro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ArithmeticErro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rithmetic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office:value-type="string" calcext:value-type="string">
            <text:p>ZeroDivisionError</text:p>
          </table:table-cell>
          <table:table-cell table:number-columns-repeated="2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2" table:style-name="odfdo_auto_29" office:value-type="string" calcext:value-type="string">
            <text:p>PolynomialRing_field_with_category.element_class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odfdo_auto_29" office:value-type="string" calcext:value-type="string">
            <text:p>PolynomialRing_field_with_category.element_class</text:p>
          </table:table-cell>
          <table:table-cell table:number-columns-repeated="3" table:style-name="odfdo_auto_17" office:value-type="string" calcext:value-type="string">
            <text:p>Polynomial_integer_dense_flint</text:p>
          </table:table-cell>
          <table:table-cell table:style-name="odfdo_auto_34" office:value-type="string" calcext:value-type="string">
            <text:p>Polynomial_zmod_flint</text:p>
          </table:table-cell>
          <table:table-cell table:style-name="odfdo_auto_35" office:value-type="string" calcext:value-type="string">
            <text:p>Polynomial_rational_flint</text:p>
          </table:table-cell>
          <table:table-cell office:value-type="string" calcext:value-type="string">
            <text:p>Attribut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ArithmeticError</text:p>
          </table:table-cell>
          <table:table-cell table:style-name="odfdo_auto_38" office:value-type="string" calcext:value-type="string">
            <text:p>PolynomialRealDense</text:p>
          </table:table-cell>
          <table:table-cell table:number-columns-repeated="5" table:style-name="odfdo_auto_29" office:value-type="string" calcext:value-type="string">
            <text:p>PolynomialRing_field_with_category.element_class</text:p>
          </table:table-cell>
          <table:table-cell table:style-name="odfdo_auto_39" office:value-type="string" calcext:value-type="string">
            <text:p>Polynomial_complex_arb</text:p>
          </table:table-cell>
          <table:table-cell table:style-name="odfdo_auto_29" office:value-type="string" calcext:value-type="string">
            <text:p>PolynomialRing_field_with_category.element_class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number-columns-repeated="7" office:value-type="string" calcext:value-type="string">
            <text:p>TypeError</text:p>
          </table:table-cell>
          <table:table-cell table:style-name="odfdo_auto_37" office:value-type="string" calcext:value-type="string">
            <text:p>Polynomial_generic_dense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7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PolynomialRealDense</text:p>
          </table:table-cell>
          <table:table-cell table:number-columns-repeated="3" table:style-name="odfdo_auto_19" office:value-type="string" calcext:value-type="string">
            <text:p>RealNumber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table:number-columns-repeated="16"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table:number-columns-repeated="16"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16"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16"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16" office:value-type="string" calcext:value-type="string">
            <text:p>TypeError</text:p>
          </table:table-cell>
          <table:table-cell table:style-name="odfdo_auto_39" office:value-type="string" calcext:value-type="string">
            <text:p>Polynomial_complex_arb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number-columns-repeated="16" office:value-type="string" calcext:value-type="string">
            <text:p>TypeError</text:p>
          </table:table-cell>
          <table:table-cell table:style-name="odfdo_auto_29" office:value-type="string" calcext:value-type="string">
            <text:p>PolynomialRing_field_with_category.element_class</text:p>
          </table:table-cell>
          <table:table-cell table:number-columns-repeated="9" office:value-type="string" calcext:value-type="string">
            <text:p>TypeError</text:p>
          </table:table-cell>
        </table:table-row>
      </table:table>
      <table:table table:name="pow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odfdo_auto_2"/>
        <table:table-column table:style-name="co1" table:default-cell-style-name="odfdo_auto_3"/>
        <table:table-column table:style-name="co1" table:default-cell-style-name="odfdo_auto_44"/>
        <table:table-column table:style-name="co1" table:default-cell-style-name="odfdo_auto_5"/>
        <table:table-column table:style-name="co1" table:default-cell-style-name="odfdo_auto_6"/>
        <table:table-column table:style-name="co1" table:default-cell-style-name="odfdo_auto_7"/>
        <table:table-column table:style-name="co1" table:default-cell-style-name="odfdo_auto_8"/>
        <table:table-column table:style-name="co1" table:default-cell-style-name="odfdo_auto_9"/>
        <table:table-column table:style-name="co1" table:default-cell-style-name="odfdo_auto_10"/>
        <table:table-column table:style-name="co1" table:default-cell-style-name="odfdo_auto_11"/>
        <table:table-column table:style-name="co1" table:default-cell-style-name="odfdo_auto_12"/>
        <table:table-column table:style-name="co1" table:default-cell-style-name="odfdo_auto_13"/>
        <table:table-column table:style-name="co1" table:default-cell-style-name="odfdo_auto_44"/>
        <table:table-column table:style-name="co1" table:default-cell-style-name="odfdo_auto_15"/>
        <table:table-column table:style-name="co1" table:default-cell-style-name="odfdo_auto_16"/>
        <table:table-column table:style-name="co1" table:number-columns-repeated="2" table:default-cell-style-name="odfdo_auto_44"/>
        <table:table-column table:style-name="co1" table:default-cell-style-name="odfdo_auto_19"/>
        <table:table-column table:style-name="co1" table:default-cell-style-name="odfdo_auto_20"/>
        <table:table-column table:style-name="co1" table:number-columns-repeated="2" table:default-cell-style-name="odfdo_auto_44"/>
        <table:table-column table:style-name="co1" table:default-cell-style-name="odfdo_auto_23"/>
        <table:table-column table:style-name="co1" table:default-cell-style-name="odfdo_auto_24"/>
        <table:table-column table:style-name="co1" table:number-columns-repeated="2" table:default-cell-style-name="odfdo_auto_44"/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ce1" office:value-type="string" calcext:value-type="string">
            <text:p>int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OrderElement_quadratic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Frac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2" office:value-type="string" calcext:value-type="string">
            <text:p>float</text:p>
          </table:table-cell>
          <table:table-cell table:style-name="odfdo_auto_4" office:value-type="string" calcext:value-type="string">
            <text:p>Fraction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" office:value-type="string" calcext:value-type="string">
            <text:p>float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4" office:value-type="string" calcext:value-type="string">
            <text:p>Fract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5" office:value-type="string" calcext:value-type="string">
            <text:p>mpz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number-columns-repeated="3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fr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7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7" office:value-type="string" calcext:value-type="string">
            <text:p>mpc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4" table:style-name="odfdo_auto_7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mpc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float32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2" office:value-type="string" calcext:value-type="string">
            <text:p>float</text:p>
          </table:table-cell>
          <table:table-cell table:style-name="odfdo_auto_6" office:value-type="string" calcext:value-type="string">
            <text:p>mpf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9"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style-name="odfdo_auto_9" office:value-type="string" calcext:value-type="string">
            <text:p>longdouble</text:p>
          </table:table-cell>
          <table:table-cell table:number-columns-repeated="3" table:style-name="odfdo_auto_44"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30" office:value-type="string" calcext:value-type="string">
            <text:p>clongdouble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9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9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30" office:value-type="string" calcext:value-type="string">
            <text:p>clongdouble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10" office:value-type="string" calcext:value-type="string">
            <text:p>complex64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0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31" office:value-type="string" calcext:value-type="string">
            <text:p>complex128</text:p>
          </table:table-cell>
          <table:table-cell office:value-type="string" calcext:value-type="string">
            <text:p>int32</text:p>
          </table:table-cell>
          <table:table-cell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OrderElement_quadratic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style-name="odfdo_auto_28" office:value-type="string" calcext:value-type="string">
            <text:p>float64</text:p>
          </table:table-cell>
          <table:table-cell table:style-name="odfdo_auto_31" office:value-type="string" calcext:value-type="string">
            <text:p>complex128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mpz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OrderElement_quadratic</text:p>
          </table:table-cell>
          <table:table-cell table:number-columns-repeated="2" table:style-name="odfdo_auto_28" office:value-type="string" calcext:value-type="string">
            <text:p>float64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31" office:value-type="string" calcext:value-type="string">
            <text:p>complex128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3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table:style-name="odfdo_auto_13" office:value-type="string" calcext:value-type="string">
            <text:p>Intege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NotImplemented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" office:value-type="string" calcext:value-type="string">
            <text:p>IntegerMod_int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4"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" office:value-type="string" calcext:value-type="string">
            <text:p>IntegerMod_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Rational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4"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NotImplemented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6" table:style-name="odfdo_auto_16" office:value-type="string" calcext:value-type="string">
            <text:p>Expression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8"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0" table:style-name="odfdo_auto_16" office:value-type="string" calcext:value-type="string">
            <text:p>Expression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4" table:style-name="odfdo_auto_17" office:value-type="string" calcext:value-type="string">
            <text:p>Polynomial_integer_dense_flint</text:p>
          </table:table-cell>
          <table:table-cell table:style-name="odfdo_auto_44" office:value-type="string" calcext:value-type="string">
            <text:p>ValueError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8" office:value-type="string" calcext:value-type="string">
            <text:p>OrderElement_quadrat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OrderElement_quadratic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4" table:style-name="odfdo_auto_18" office:value-type="string" calcext:value-type="string">
            <text:p>OrderElement_quadratic</text:p>
          </table:table-cell>
          <table:table-cell table:style-name="odfdo_auto_16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NotImplemented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3" table:style-name="odfdo_auto_19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19" office:value-type="string" calcext:value-type="string">
            <text:p>RealNumber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5" table:style-name="odfdo_auto_19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office:value-type="string" calcext:value-type="string">
            <text:p>RealNumbe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5" table:style-name="odfdo_auto_20" office:value-type="string" calcext:value-type="string">
            <text:p>RealDoubleElement_gs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0" office:value-type="string" calcext:value-type="string">
            <text:p>RealDoubleElement_gsl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5" table:style-name="odfdo_auto_21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3" table:style-name="odfdo_auto_22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22" office:value-type="string" calcext:value-type="string">
            <text:p>RealIntervalFieldElement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IntervalFieldElement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4" table:style-name="odfdo_auto_23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number-columns-repeated="2" table:style-name="odfdo_auto_23" office:value-type="string" calcext:value-type="string">
            <text:p>ComplexNumber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6" table:style-name="odfdo_auto_24" office:value-type="string" calcext:value-type="string">
            <text:p>ComplexDoubleElement</text:p>
          </table:table-cell>
          <table:table-cell table:style-name="odfdo_auto_7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8" table:style-name="odfdo_auto_24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table:number-columns-repeated="5" table:style-name="odfdo_auto_44" office:value-type="string" calcext:value-type="string">
            <text:p>TypeError</text:p>
          </table:table-cell>
          <table:table-cell table:number-columns-repeated="5" table:style-name="odfdo_auto_25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26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6" office:value-type="string" calcext:value-type="string">
            <text:p>ComplexIntervalFieldElement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2" table:style-name="odfdo_auto_26" office:value-type="string" calcext:value-type="string">
            <text:p>ComplexIntervalFieldElement</text:p>
          </table:table-cell>
          <table:table-cell table:style-name="odfdo_auto_44" office:value-type="string" calcext:value-type="string">
            <text:p>TypeError</text:p>
          </table:table-cell>
          <table:table-cell table:number-columns-repeated="5" table:style-name="odfdo_auto_26" office:value-type="string" calcext:value-type="string">
            <text:p>ComplexIntervalFieldElement</text:p>
          </table:table-cell>
          <table:table-cell table:style-name="odfdo_auto_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9" table:style-name="odfdo_auto_26" office:value-type="string" calcext:value-type="string">
            <text:p>ComplexIntervalFieldElement</text:p>
          </table:table-cell>
        </table:table-row>
      </table:table>
      <table:table table:name="in" table:style-name="ta1">
        <table:table-column table:style-name="co1" table:default-cell-style-name="Default"/>
        <table:table-column table:style-name="co1" table:number-columns-repeated="26" table:default-cell-style-name="odfdo_auto_44"/>
        <table:table-row table:style-name="ro1">
          <table:table-cell office:value-type="string" calcext:value-type="string">
            <text:p>in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z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1" office:value-type="string" calcext:value-type="string">
            <text:p>int32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2" office:value-type="string" calcext:value-type="string">
            <text:p>uint16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3" office:value-type="string" calcext:value-type="string">
            <text:p>Integer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6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6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6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5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table:style-name="odfdo_auto_2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table:number-columns-repeated="24" table:style-name="odfdo_auto_27" office:value-type="string" calcext:value-type="string">
            <text:p>bool</text:p>
          </table:table-cell>
          <table:table-cell office:value-type="string" calcext:value-type="string">
            <text:p>ValueError</text:p>
          </table:table-cell>
          <table:table-cell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26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26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3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5" table:style-name="odfdo_auto_27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9" table:style-name="odfdo_auto_27" office:value-type="string" calcext:value-type="string">
            <text:p>bool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number-columns-repeated="12" office:value-type="string" calcext:value-type="string">
            <text:p>TypeError</text:p>
          </table:table-cell>
          <table:table-cell table:style-name="odfdo_auto_27" office:value-type="string" calcext:value-type="string">
            <text:p>bool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27" office:value-type="string" calcext:value-type="string">
            <text:p>bool</text:p>
          </table:table-cell>
          <table:table-cell office:value-type="string" calcext:value-type="string">
            <text:p>AttributeError</text:p>
          </table:table-cell>
          <table:table-cell table:number-columns-repeated="9" table:style-name="odfdo_auto_27" office:value-type="string" calcext:value-type="string">
            <text:p>bool</text:p>
          </table:table-cell>
        </table:table-row>
      </table:table>
      <table:table table:name="&amp;" table:style-name="ta1">
        <table:table-column table:style-name="co1" table:default-cell-style-name="Default"/>
        <table:table-column table:style-name="co1" table:number-columns-repeated="26" table:default-cell-style-name="odfdo_auto_44"/>
        <table:table-row table:style-name="ro1">
          <table:table-cell office:value-type="string" calcext:value-type="string">
            <text:p>&amp;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3" table:style-name="odfdo_auto_13" office:value-type="string" calcext:value-type="string">
            <text:p>Intege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number-columns-repeated="26" office:value-type="string" calcext:value-type="string">
            <text:p>TypeError</text:p>
          </table:table-cell>
        </table:table-row>
      </table:table>
      <table:table table:name="|" table:style-name="ta1">
        <table:table-column table:style-name="co1" table:default-cell-style-name="Default"/>
        <table:table-column table:style-name="co1" table:number-columns-repeated="26" table:default-cell-style-name="odfdo_auto_44"/>
        <table:table-row table:style-name="ro1">
          <table:table-cell office:value-type="string" calcext:value-type="string">
            <text:p>|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3" table:style-name="odfdo_auto_13" office:value-type="string" calcext:value-type="string">
            <text:p>Intege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number-columns-repeated="26" office:value-type="string" calcext:value-type="string">
            <text:p>TypeError</text:p>
          </table:table-cell>
        </table:table-row>
      </table:table>
      <table:table table:name="^" table:style-name="ta1">
        <table:table-column table:style-name="co1" table:default-cell-style-name="Default"/>
        <table:table-column table:style-name="co1" table:number-columns-repeated="26" table:default-cell-style-name="odfdo_auto_44"/>
        <table:table-row table:style-name="ro1">
          <table:table-cell office:value-type="string" calcext:value-type="string">
            <text:p>^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13" office:value-type="string" calcext:value-type="string">
            <text:p>Runtim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13" office:value-type="string" calcext:value-type="string">
            <text:p>TypeError</text:p>
          </table:table-cell>
          <table:table-cell table:number-columns-repeated="13" office:value-type="string" calcext:value-type="string">
            <text:p>Runtim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3" office:value-type="string" calcext:value-type="string">
            <text:p>TypeError</text:p>
          </table:table-cell>
          <table:table-cell table:number-columns-repeated="13" office:value-type="string" calcext:value-type="string">
            <text:p>Runtim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13" office:value-type="string" calcext:value-type="string">
            <text:p>TypeError</text:p>
          </table:table-cell>
          <table:table-cell table:number-columns-repeated="13" office:value-type="string" calcext:value-type="string">
            <text:p>Runtim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13" office:value-type="string" calcext:value-type="string">
            <text:p>TypeError</text:p>
          </table:table-cell>
          <table:table-cell table:number-columns-repeated="13" office:value-type="string" calcext:value-type="string">
            <text:p>Runtim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13" office:value-type="string" calcext:value-type="string">
            <text:p>TypeError</text:p>
          </table:table-cell>
          <table:table-cell table:number-columns-repeated="13" office:value-type="string" calcext:value-type="string">
            <text:p>Runtim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13" office:value-type="string" calcext:value-type="string">
            <text:p>TypeError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13" office:value-type="string" calcext:value-type="string">
            <text:p>TypeError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13" office:value-type="string" calcext:value-type="string">
            <text:p>TypeError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13" office:value-type="string" calcext:value-type="string">
            <text:p>Integer</text:p>
          </table:table-cell>
          <table:table-cell table:number-columns-repeated="13" office:value-type="string" calcext:value-type="string">
            <text:p>RuntimeError</text:p>
          </table:table-cell>
        </table:table-row>
        <table:table-row table:style-name="ro1">
          <table:table-cell table:style-name="odfdo_auto_14" office:value-type="string" calcext:value-type="string">
            <text:p>IntegerMod_int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15" office:value-type="string" calcext:value-type="string">
            <text:p>Rational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17" office:value-type="string" calcext:value-type="string">
            <text:p>Polynomial_integer_dense_flint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26" office:value-type="string" calcext:value-type="string">
            <text:p>Runtim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number-columns-repeated="26" office:value-type="string" calcext:value-type="string">
            <text:p>RuntimeError</text:p>
          </table:table-cell>
        </table:table-row>
      </table:table>
      <table:table table:name="&lt;&lt;" table:style-name="ta1">
        <table:table-column table:style-name="co1" table:default-cell-style-name="Default"/>
        <table:table-column table:style-name="co1" table:number-columns-repeated="26" table:default-cell-style-name="odfdo_auto_44"/>
        <table:table-row table:style-name="ro1">
          <table:table-cell office:value-type="string" calcext:value-type="string">
            <text:p>&lt;&lt;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ce1" office:value-type="string" calcext:value-type="string">
            <text:p>int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4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office:value-type="string" calcext:value-type="string">
            <text:p>OverflowErro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4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4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4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14" office:value-type="string" calcext:value-type="string">
            <text:p>IntegerMod_int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4" office:value-type="string" calcext:value-type="string">
            <text:p>IntegerMod_int</text:p>
          </table:table-cell>
          <table:table-cell office:value-type="string" calcext:value-type="string">
            <text:p>TypeError</text:p>
          </table:table-cell>
          <table:table-cell table:number-columns-repeated="8" table:style-name="odfdo_auto_14" office:value-type="string" calcext:value-type="string">
            <text:p>IntegerMod_int</text:p>
          </table:table-cell>
          <table:table-cell office:value-type="string" calcext:value-type="string">
            <text:p>Value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4" office:value-type="string" calcext:value-type="string">
            <text:p>IntegerMod_int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3"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table:number-columns-repeated="6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integer_dense_fl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4"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TypeError</text:p>
          </table:table-cell>
          <table:table-cell table:style-name="odfdo_auto_43" office:value-type="string" calcext:value-type="string">
            <text:p>NoneType</text:p>
          </table:table-cell>
          <table:table-cell table:number-columns-repeated="10" office:value-type="string" calcext:value-type="string">
            <text:p>TypeError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4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9" office:value-type="string" calcext:value-type="string">
            <text:p>RealNumb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4" table:style-name="odfdo_auto_19" office:value-type="string" calcext:value-type="string">
            <text:p>RealNumb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1" office:value-type="string" calcext:value-type="string">
            <text:p>RealBall</text:p>
          </table:table-cell>
          <table:table-cell table:number-columns-repeated="11"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2" office:value-type="string" calcext:value-type="string">
            <text:p>RealIntervalFieldElement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2" office:value-type="string" calcext:value-type="string">
            <text:p>Recursion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5" office:value-type="string" calcext:value-type="string">
            <text:p>ComplexBall</text:p>
          </table:table-cell>
          <table:table-cell table:number-columns-repeated="11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</table:table>
      <table:table table:name="&gt;&gt;" table:style-name="ta1">
        <table:table-column table:style-name="co1" table:default-cell-style-name="Default"/>
        <table:table-column table:style-name="co1" table:number-columns-repeated="26" table:default-cell-style-name="odfdo_auto_44"/>
        <table:table-row table:style-name="ro1">
          <table:table-cell office:value-type="string" calcext:value-type="string">
            <text:p>&gt;&gt;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Fraction</text:p>
          </table:table-cell>
          <table:table-cell table:style-name="odfdo_auto_5" office:value-type="string" calcext:value-type="string">
            <text:p>mpz</text:p>
          </table:table-cell>
          <table:table-cell table:style-name="odfdo_auto_6" office:value-type="string" calcext:value-type="string">
            <text:p>mpfr</text:p>
          </table:table-cell>
          <table:table-cell table:style-name="odfdo_auto_7" office:value-type="string" calcext:value-type="string">
            <text:p>mpc</text:p>
          </table:table-cell>
          <table:table-cell table:style-name="odfdo_auto_8" office:value-type="string" calcext:value-type="string">
            <text:p>float32</text:p>
          </table:table-cell>
          <table:table-cell table:style-name="odfdo_auto_9" office:value-type="string" calcext:value-type="string">
            <text:p>longdouble</text:p>
          </table:table-cell>
          <table:table-cell table:style-name="odfdo_auto_10" office:value-type="string" calcext:value-type="string">
            <text:p>complex64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13" office:value-type="string" calcext:value-type="string">
            <text:p>Integer</text:p>
          </table:table-cell>
          <table:table-cell table:style-name="odfdo_auto_14" office:value-type="string" calcext:value-type="string">
            <text:p>IntegerMod_int</text:p>
          </table:table-cell>
          <table:table-cell table:style-name="odfdo_auto_15" office:value-type="string" calcext:value-type="string">
            <text:p>Rational</text:p>
          </table:table-cell>
          <table:table-cell table:style-name="odfdo_auto_16" office:value-type="string" calcext:value-type="string">
            <text:p>Expression</text:p>
          </table:table-cell>
          <table:table-cell table:style-name="odfdo_auto_17" office:value-type="string" calcext:value-type="string">
            <text:p>Polynomial_integer_dense_flint</text:p>
          </table:table-cell>
          <table:table-cell table:style-name="odfdo_auto_18" office:value-type="string" calcext:value-type="string">
            <text:p>OrderElement_quadratic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ce1" office:value-type="string" calcext:value-type="string">
            <text:p>int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4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Fraction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5" office:value-type="string" calcext:value-type="string">
            <text:p>mpz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office:value-type="string" calcext:value-type="string">
            <text:p>OverflowErro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fr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mpc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float32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longdouble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complex64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1" office:value-type="string" calcext:value-type="string">
            <text:p>int32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odfdo_auto_11" office:value-type="string" calcext:value-type="string">
            <text:p>int32</text:p>
          </table:table-cell>
          <table:table-cell table:style-name="odfdo_auto_33" office:value-type="string" calcext:value-type="string">
            <text:p>int64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4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uint16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5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1" office:value-type="string" calcext:value-type="string">
            <text:p>int32</text:p>
          </table:table-cell>
          <table:table-cell table:style-name="odfdo_auto_12" office:value-type="string" calcext:value-type="string">
            <text:p>uint16</text:p>
          </table:table-cell>
          <table:table-cell table:style-name="odfdo_auto_33" office:value-type="string" calcext:value-type="string">
            <text:p>int64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4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4"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3" office:value-type="string" calcext:value-type="string">
            <text:p>Intege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14" office:value-type="string" calcext:value-type="string">
            <text:p>IntegerMod_int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4" office:value-type="string" calcext:value-type="string">
            <text:p>IntegerMod_int</text:p>
          </table:table-cell>
          <table:table-cell office:value-type="string" calcext:value-type="string">
            <text:p>TypeError</text:p>
          </table:table-cell>
          <table:table-cell table:number-columns-repeated="8" table:style-name="odfdo_auto_14" office:value-type="string" calcext:value-type="string">
            <text:p>IntegerMod_int</text:p>
          </table:table-cell>
          <table:table-cell office:value-type="string" calcext:value-type="string">
            <text:p>Value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4" office:value-type="string" calcext:value-type="string">
            <text:p>IntegerMod_int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5" office:value-type="string" calcext:value-type="string">
            <text:p>Rational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3" table:style-name="odfdo_auto_15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table:number-columns-repeated="6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odfdo_auto_16" office:value-type="string" calcext:value-type="string">
            <text:p>Expression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17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7" office:value-type="string" calcext:value-type="string">
            <text:p>Polynomial_integer_dense_flint</text:p>
          </table:table-cell>
          <table:table-cell office:value-type="string" calcext:value-type="string">
            <text:p>TypeError</text:p>
          </table:table-cell>
          <table:table-cell table:number-columns-repeated="8" table:style-name="odfdo_auto_17" office:value-type="string" calcext:value-type="string">
            <text:p>Polynomial_integer_dense_flint</text:p>
          </table:table-cell>
          <table:table-cell table:style-name="odfdo_auto_43" office:value-type="string" calcext:value-type="string">
            <text:p>NoneTyp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7" office:value-type="string" calcext:value-type="string">
            <text:p>Polynomial_integer_dense_flint</text:p>
          </table:table-cell>
          <table:table-cell table:number-columns-repeated="6" office:value-type="string" calcext:value-type="string">
            <text:p>TypeError</text:p>
          </table:table-cell>
        </table:table-row>
        <table:table-row table:style-name="ro1">
          <table:table-cell table:style-name="odfdo_auto_18" office:value-type="string" calcext:value-type="string">
            <text:p>OrderElement_quadratic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4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9" office:value-type="string" calcext:value-type="string">
            <text:p>RealNumb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4" table:style-name="odfdo_auto_19" office:value-type="string" calcext:value-type="string">
            <text:p>RealNumbe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9" office:value-type="string" calcext:value-type="string">
            <text:p>Real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number-columns-repeated="26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1" office:value-type="string" calcext:value-type="string">
            <text:p>RealBall</text:p>
          </table:table-cell>
          <table:table-cell table:number-columns-repeated="11" office:value-type="string" calcext:value-type="string">
            <text:p>TypeError</text:p>
          </table:table-cell>
          <table:table-cell table:style-name="odfdo_auto_21" office:value-type="string" calcext:value-type="string">
            <text:p>RealBall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2" office:value-type="string" calcext:value-type="string">
            <text:p>RealIntervalFieldElement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2" office:value-type="string" calcext:value-type="string">
            <text:p>RecursionError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Recursion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5" office:value-type="string" calcext:value-type="string">
            <text:p>ComplexBall</text:p>
          </table:table-cell>
          <table:table-cell table:number-columns-repeated="11" office:value-type="string" calcext:value-type="string">
            <text:p>TypeError</text:p>
          </table:table-cell>
          <table:table-cell table:style-name="odfdo_auto_25" office:value-type="string" calcext:value-type="string">
            <text:p>ComplexBall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number-columns-repeated="16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9" office:value-type="string" calcext:value-type="string">
            <text:p>TypeErr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9" meta:cell-count="13851" meta:object-count="0"/>
    <meta:user-defined meta:name="Info 1"/>
    <meta:user-defined meta:name="Info 2"/>
    <meta:user-defined meta:name="Info 3"/>
    <meta:user-defined meta:name="Info 4"/>
  </office:meta>
</office:document-meta>
</file>